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6" style:family="paragraph">
      <style:paragraph-properties fo:margin-left="2.062cm" fo:margin-right="0cm" fo:text-align="center" fo:text-indent="-2.062cm"/>
      <style:text-properties fo:font-size="36pt"/>
    </style:style>
    <style:style style:name="P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Liberation Sans Narrow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000000" style:font-name="Liberation Sans Narrow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65</text:span></text:p>
            <text:p text:style-name="P1"><text:span text:style-name="T2">“</text:span><text:span text:style-name="T2">Be Strong in the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6.35cm" svg:x="1.524cm" svg:y="0.508cm">
          <draw:text-box>
            <text:p text:style-name="P4"><text:span text:style-name="T3">1. </text:span><text:span text:style-name="T4">Be strong in the Lord In armor of light,</text:span><text:span text:style-name="T4"><text:line-break/></text:span><text:span text:style-name="T4">With helmet and sword, With shield for the fight;</text:span><text:span text:style-name="T4"><text:line-break/></text:span><text:span text:style-name="T4">On prayer be dependent, Be belted and shod,</text:span><text:span text:style-name="T4"><text:line-break/></text:span><text:span text:style-name="T4">In breastplate resplendent: The armor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146cm" svg:height="6.396cm" svg:x="1.504cm" svg:y="0.508cm">
          <draw:text-box>
            <text:p text:style-name="P6"><text:span text:style-name="T3">2. </text:span><text:span text:style-name="T4">Integrity gird <text:s/>You round to impart</text:span></text:p>
            <text:p text:style-name="P6"><text:span text:style-name="T4">The truth of His Word As truth in your heart;</text:span></text:p>
            <text:p text:style-name="P6"><text:span text:style-name="T5">His righteousness wearing <text:s/>As breastplate of mail,</text:span></text:p>
            <text:p text:style-name="P6"><text:span text:style-name="T4">His victory sharing, <text:s/>Be strong to preva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9" draw:layer="layout" svg:width="25.654cm" svg:height="6.604cm" svg:x="1.27cm" svg:y="0.508cm">
          <draw:text-box>
            <text:p text:style-name="P8"><text:span text:style-name="T3">3. </text:span><text:span text:style-name="T4">With eagerness shod <text:s/>Stand firm in your place,</text:span><text:span text:style-name="T4"><text:line-break/></text:span><text:span text:style-name="T4">Or go forth for God <text:s/>With news of His grace;</text:span><text:span text:style-name="T4"><text:line-break/></text:span><text:span text:style-name="T4">No foe shall disarm you <text:s/>Nor force you to yield,</text:span><text:span text:style-name="T4"><text:line-break/></text:span><text:span text:style-name="T4">No arrow can harm you With faith as your shie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9" draw:layer="layout" svg:width="25.4cm" svg:height="6.604cm" svg:x="1.246cm" svg:y="0.508cm">
          <draw:text-box>
            <text:p text:style-name="P8"><text:span text:style-name="T3">4. </text:span><text:span text:style-name="T4">Though Satan presume to test you and try,</text:span><text:span text:style-name="T4"><text:line-break/></text:span><text:span text:style-name="T4">In helmet and plume your head shall be high;</text:span><text:span text:style-name="T4"><text:line-break/></text:span><text:span text:style-name="T4">Beset by temptation be true to your Lord,</text:span><text:span text:style-name="T4"><text:line-break/></text:span><text:span text:style-name="T4">Your helmet salvation and Scripture your s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11" draw:layer="layout" svg:width="25.654cm" svg:height="11.77cm" svg:x="1.016cm" svg:y="0.422cm">
          <draw:text-box>
            <text:p text:style-name="P1"><text:span text:style-name="T3">5. </text:span><text:span text:style-name="T4">So wield well your blade, <text:s/>Rejoice in its pow’rs,</text:span><text:span text:style-name="T4"><text:line-break/></text:span><text:span text:style-name="T4">Fight on undismayed <text:s/>For Jesus is ours!</text:span><text:span text:style-name="T4"><text:line-break/></text:span><text:span text:style-name="T4">Then in Him victorious <text:s/>Your armor lay down,</text:span><text:span text:style-name="T4"><text:line-break/></text:span><text:span text:style-name="T4">To praise, ever glorious, <text:s/>His cross and His crown.</text:span></text:p>
            <text:p text:style-name="P10"><text:span text:style-name="T6"><text:line-break/></text:span><text:span text:style-name="T6"/></text:p>
            <text:p text:style-name="P10"><text:span text:style-name="T7"><text:s text:c="8"/></text:span><text:span text:style-name="T7">© 1984 Hope Publishing Co.</text:span></text:p>
            <text:p text:style-name="P10"><text:span text:style-name="T7"><text:s text:c="8"/></text:span><text:span text:style-name="T7">Used by permission:</text:span></text:p>
            <text:p text:style-name="P10"><text:span text:style-name="T7"><text:s text:c="8"/></text:span><text:span text:style-name="T7">LSB Hymn License</text:span></text:p>
            <text:p text:style-name="P10"><text:span text:style-name="T7"><text:s text:c="8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37:55.319000000</meta:creation-date>
    <dc:title>Hymn template</dc:title>
    <meta:editing-duration>PT17M25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7T13:05:15.808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8-25T11:37:55.176000000"/>
  </office:meta>
</office:document-meta>
</file>